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Times New Roman" svg:font-family="'Times New Roman'" style:font-adornments="Negret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Times New Roman"/>
    </style:style>
    <style:style style:name="P2" style:family="paragraph" style:parent-style-name="Standard">
      <style:text-properties fo:color="#000000" style:font-name="Times New Roman" style:text-underline-style="solid" style:text-underline-width="auto" style:text-underline-color="font-color"/>
    </style:style>
    <style:style style:name="P3" style:family="paragraph" style:parent-style-name="Standard">
      <style:text-properties fo:color="#000000" style:font-name="Times New Roman" style:text-underline-style="none"/>
    </style:style>
    <style:style style:name="P4" style:family="paragraph" style:parent-style-name="Standard">
      <style:text-properties fo:color="#000000" style:font-name="Times New Roman" fo:font-style="italic" style:text-underline-style="none" style:font-style-asian="italic" style:font-style-complex="italic"/>
    </style:style>
    <style:style style:name="P5" style:family="paragraph" style:parent-style-name="Standard">
      <style:text-properties fo:color="#000000" style:font-name="Times New Roman" fo:font-style="normal" style:text-underline-style="none" style:font-style-asian="normal" style:font-style-complex="normal"/>
    </style:style>
    <style:style style:name="P6" style:family="paragraph" style:parent-style-name="Standard" style:list-style-name="L1">
      <style:text-properties fo:color="#000000" style:font-name="Times New Roman" style:text-underline-style="none"/>
    </style:style>
    <style:style style:name="P7" style:family="paragraph" style:parent-style-name="Standard" style:list-style-name="L2">
      <style:text-properties fo:color="#000000" style:font-name="Times New Roman" style:text-underline-style="none"/>
    </style:style>
    <style:style style:name="P8" style:family="paragraph" style:parent-style-name="Standard" style:list-style-name="L3">
      <style:text-properties fo:color="#000000" style:font-name="Times New Roman" style:text-underline-style="none"/>
    </style:style>
    <style:style style:name="P9" style:family="paragraph" style:parent-style-name="Standard">
      <style:text-properties fo:color="#000000" style:font-name="Times New Roman" fo:font-style="normal" style:text-underline-style="none" style:font-style-asian="normal" style:font-style-complex="normal"/>
    </style:style>
    <style:style style:name="P10" style:family="paragraph" style:parent-style-name="Standard" style:list-style-name="L4">
      <style:text-properties fo:color="#000000" style:font-name="Times New Roman" fo:font-style="normal" style:text-underline-style="none" style:font-style-asian="normal" style:font-style-complex="normal"/>
    </style:style>
    <style:style style:name="P11" style:family="paragraph" style:parent-style-name="Standard">
      <style:text-properties fo:color="#000000" style:font-name="Times New Roman" fo:font-style="normal" style:text-underline-style="none" fo:font-weight="bold" style:font-style-asian="normal" style:font-weight-asian="bold" style:font-style-complex="normal" style:font-weight-complex="bold"/>
    </style:style>
    <style:style style:name="T1" style:family="text">
      <style:text-properties style:text-underline-style="none"/>
    </style:style>
    <style:style style:name="T2" style:family="text">
      <style:text-properties fo:font-style="italic" style:text-underline-style="none"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Роберт Шэйнфілд </text:p>
      <text:p text:style-name="P1">Вызваленне ад грашовай гульні </text:p>
      <text:p text:style-name="P1">Грашовая гульня </text:p>
      <text:p text:style-name="P1">Першая фаза. Вышэйшае Я ўсімі сродкамі хавае ад вас любую асэнсаванасць датычна таго, хто Вы ёсць на самой справе і ўтрымлівае Вас ад гэтай інфармацыі любым коштам. Так званае «праграмаванне» ці «абумоўленне». Другая фаза. Пачуццё незавершанасці, быццам бы чагосці не хапае, бьщцам бы адбываецца яшчэ нешта, аб чым вы не ведаеце. У гэты момант вы не памятаеце, хто вы такі на самой справе і колькі вы маеце сілы, мудрасці і багацця, але тым не менш пачынаеце шукаць Праўду. Тады Вышэйшае Я ўключае вас у Паляванне Стагоддзя за скарбамі і падтрымліае вас у вяртанні саба ўсёй вашае моцы, мудрасці, багацця, што вы схавалі падчас першай фазы. Апмысловы момент. Каб першая фаза гульні працавала, ісціна павінна быць скажонай і схаванай ад вас, таксама як і ваша моц. Адмысловы момент. Частка стратэгіі першай фазы ўключае ў сябе пераконванне вас у тым, што вы можаце паправіць нешта, нешта палепшыць, атрымаць усё, што пажадаеце, стаць багаым і шчаслівым. Але, нажаль, па змаўчанні гэтага ніколі не здарыцца, пакуль вы будзеце гуляць у першай фазе Чалавечае Гульні-нягледзячы на ўсе тэхнікі папулярнай псіхалёгіі, асобаснага росту і сцвярджэнняў духоўных гуру. Тое самае і з Чалавечае Гульнёй. Сэнс Чалавечае Гульні ў выкліканых ёй пачуццях і ўсё, што адбываецца на экране вашага фільма з поўным пагружэннем-толькі трыгер, што выклікае пэўныя пачуцці, якія ўтрымліваюць вас у парке Забаў Чалавеае Гульні ў тым выглядзе, які вы абралі. Адмысловы момент. Асноўны сэнс Чалавечае Гульні і Грашовае Гульні-ў пачуццях, што яны выклікаюць, а не ў думках, логіцы ці інтэлекце. Іншымі словамі, тое, што вы бачыце на экране-гота канчатковае выяўленне вялікай творчай здольнасці, якую вы не бачыце. Хоць гэтая нябачная творчая актыўнасць і з'яўляецца сапраўднай прычынай і крыніцай гісторыі, якую вы жывяце. Алмысловы момент. Свядомасць стварае ўсё, што вы перажываеце да самых дробязей (уключаючы грошы і кожны аспект Грашовай Гульні). Вы і вашае Вышэйшае Я-гэта Свядомасць, таму вы ствараеце ўсё, што вы перажывацеце да самых найдрабнейшых аспектаў. Чалавечая Гульня-гэта гульня, якая цалкам прайграваецца ў Свядомасці, і кожная дэталь сканструяваная там спецыяльна для вашага Вышэйшага Я, каб падтрымліваць вас у гэтай гульні і дапамагаць вам гуляць менавіта так, як вы гэтага жадаеце. </text:p>
      <text:p text:style-name="P1">Узор + сіла (энэргія) = Ілюзія </text:p>
      <text:p text:style-name="P1">Як ствараецца ілюзія фізічнага свету ў першай частцы гульні: - У прасторы бясконцых мажлівасцяў і з намерам вытварыць што-небудзь, свядомасць стварае ўзор з усімі дэталямі. Самая распаўсюджаная назва гэтых узораў - перакананні. - Свядомасць прыкладае энэргію да гэтага ўзору і пажаданае ўзнікае як галаграфічная ілюзія. - Паколькі ўзор вельмі дэталёвы і на яго стварэнне страчана столькі энэргіі, ён здаецца абсалютна пераканаўчым. </text:p>
      <text:p text:style-name="P1">Алмысловы момант. Вы не глядзіце сваю галаграму як матч. Ваша вышэйшае Я адначасова стварае галаграму і змяшчае вас унутры яе. Алмысловы момант. Звярніце ўвагу на ілюзію гульнёвай прасторы, Парк Забаваў і той факт, што ўсё гэта выгпядае абсалютна рэалістычна і самае дзіўнае тут - тое, кім вы з'яўляецеся на самой справе і як шмат у вас у рэчаіснасці моцы. Алмысловы момант. Вы + Вашае Вышэйшае Я= Свядомасць Вы не проста глядзіце на галаграму, вы ствараеце ўсё ў ней, уключаючы сябе. Нічога з таго, што вы перажываеце, не з'яўляецца сапраўдньш. Усё гэта штучнае. Усё гэта створанае вашай Свядомасцю. Вашае Вышэйшае Я мае непасрэдны доступ да Поля. Вашае Вышэйшае Я стварае ўзоры. Вашае Вышэйшае Я кіруе дастасаваннем энэргіі да гэтьіх узораў. Вашае Вышэйшае Я кантралюе, што ўвасобіцца ў вашае галаграфічнай ілюзіі, у адпаведнасці з мэтай вашага жыцця і місіяй, што вы абралі, калі вырашылі пагуляць у Чалавечую Гульню. </text:p>
      <text:p text:style-name="P1">Падчас другой фазы трэба будзе забраць энэргію ва ўзораў і да дастатку! [й Е 9 1 о] </text:p>
      <text:p text:style-name="P1"/>
      <text:p text:style-name="P1"/>
      <text:p text:style-name="P1"/>
      <text:p text:style-name="P1">Глава 6</text:p>
      <text:p text:style-name="P1"/>
      <text:p text:style-name="P1">У вашае Чалавечае Гульні – галаграфічным фільме з поўным пагружэннем – большасць <text:soft-page-break/>людзей, што вы бачыце, <text:s/>– гэта <text:s/>масоўка, што з'яўляецца толькі эпізадычна. Нягледзячы на тое, што ў парке Забаў Чалавечае Гульні існуюць мільярды людзей, толькі невялікая частка з іх узаемадзейнічае з вамі і мае на вас нейкі ўпыў.</text:p>
      <text:p text:style-name="P2">Адмысловы момант<text:span text:style-name="T1"> Калі ў вашае галаграме з'яўляюцца іншыя гульцы, усе яны на сто адсоткаў створаныя вамі. Ніхто не мае ніякай рэальнае моцы ці незалежнасці ў прыняцці рашэнняў у вашае галаграме, акряма таго, што ваша Вышэйшае Я дае ім у адпаведнасці з іх сцэнарыем, каб падтрымаць вас у падарожжы па Чалавечае Гульні.</text:span></text:p>
      <text:p text:style-name="P1"/>
      <text:p text:style-name="P1">(Можна, аднак, задаць пытанне: Як адбываецца так, што парамі ствараемся і я, што ствараю іншых, і іншыя, што ствараюць мяне?)</text:p>
      <text:p text:style-name="P1"/>
      <text:p text:style-name="P1">Вы не можаце спрабаваць высветліць, што адбываецца ў чыёй-небудзь галаграме ці якую ролю вы выконваеце ў чыёйсьці галаграме. Спробы гэта высветліць ствараюць «бясконцую пятлю» , якая нікуды не вядзе. Дзеля мэтаў мадэлі, што я вам зараз тлумачу, і каб падтрымаць сябе ў вызваленні ад Грашовае Гульні, вы павінны ўвесь час факусавацца на сабе. Гэта ваша галаграма, ваш дослед з поўным пагружэннем, ваша Гульня ў трохвымерным парку забаваў, твор вашай Свядомасці.</text:p>
      <text:p text:style-name="P1"/>
      <text:p text:style-name="P1">Дарэчы, высновай гэтага прынцыпу з'яўляецца тое, што вы заўсёды ў поўнай бяспецы і заўсёды засцярожаны ў сваёй галаграме. Ніхто не можа пранікнуць у вашу галаграму і прычыніць вам шкоду, калі толькі вы самі створыце ўзор у Полі з такім сцэнарыям, напоўніце яго энергіяй, каб ён узнік у вашае галаграме і пераканаеце сябе, што гэта ўсё рэальна. І адзіная падстава, з якой вы б маглі гэта зрабіць, -- гэта атрымаць гэткі досвед, як бы потым вы не ганілі яго з абмежаванага пункту гледжання падчас першае фазы ў якасці Асобы і галоўнага героя свайго фільма з поўным пагружэннем.</text:p>
      <text:p text:style-name="P2">Адмысловы момант<text:span text:style-name="T1"> Няма аніякае ўлады па-за вамі ў вашае галаграме – ні ў кім і ні ў чым. Вы уладальнік усяе ўлады ў вашае галаграме.</text:span></text:p>
      <text:p text:style-name="P3"/>
      <text:p text:style-name="P3">Усе ўзоры, што адносяцца да іншых людзей, былі створаны дзеля таго, каб дазволіць ім граць адну ці некалькі з трох роляў:</text:p>
      <text:list xml:id="list9481383381" text:style-name="L1">
        <text:list-item>
          <text:p text:style-name="P6">Каб адлюстраваць тое, што вы адчуваеце наконт сябе, ці тое, аб чым вы думаеце, ці адно з вашых перакананняў.</text:p>
        </text:list-item>
        <text:list-item>
          <text:p text:style-name="P6">Каб падзяліцца з вамі ведамі, мудрасцю ці азарэннем.</text:p>
        </text:list-item>
        <text:list-item>
          <text:p text:style-name="P6">Каб прывесці штосьці ў рух, тым самым падтрымаўшы вас у вашым падарожжы.</text:p>
        </text:list-item>
      </text:list>
      <text:p text:style-name="P3"/>
      <text:p text:style-name="P3">Глава 7</text:p>
      <text:p text:style-name="P3"/>
      <text:p text:style-name="P3">Тры першасных правілы Грашовай Гульні:</text:p>
      <text:p text:style-name="P3">1. Вам (і/ці свету) даступная крыніца толькі з абмежаванай колькасцю грошаў. </text:p>
      <text:p text:style-name="P3">2. Грошы рухаюцца. </text:p>
      <text:p text:style-name="P3">3. Вы <text:s/>павінны даваць больш каштоўнасцяў ці працаваць больш упарта ці разумна, каб павялічыць сваю крыніцу грошаў.</text:p>
      <text:p text:style-name="P3"/>
      <text:p text:style-name="P1"><text:span text:style-name="T1">Ісціна ў тым, што бясплатны сыр </text:span><text:span text:style-name="T2">існуе</text:span><text:span text:style-name="T1">. Вы можаце атрымаць што-небудзь проста так. Вы не павінны надаваць больш каштоўнасці <text:s/>ці працаваць больш упарта ці разумна, каб павялічыць свае даходы. Вы не абавязаныя уздымацца па кар'ернае лесвіцы, каб зарабіць болей. </text:span></text:p>
      <text:p text:style-name="P3"/>
      <text:p text:style-name="P2">Адмысловыя моманты<text:span text:style-name="T1">. </text:span></text:p>
      <text:list xml:id="list2179768113" text:style-name="L2">
        <text:list-item>
          <text:p text:style-name="P7">Грошы не бяруцца з галаграмы. Іх крыніца – вы самі і Поле.</text:p>
        </text:list-item>
        <text:list-item>
          <text:p text:style-name="P7">У галаграме няма ніякай моцы. Уся моц зыходзіць з вас.</text:p>
        </text:list-item>
        <text:list-item>
          <text:p text:style-name="P7">Сумы былі створаны спецыяальна, каб вы зведалі абмежаванні, і гэта іх спраўдная мэта.</text:p>
        </text:list-item>
      </text:list>
      <text:p text:style-name="P3"/>
      <text:p text:style-name="P3">Менавіта таму крыніца грошаў, падуладная вам, бясконцая. Вы не можаце яе «вычарпаць». <text:soft-page-break/>Вы не можаце яе «згубіць». Вы не павінны рабіць штосьці каб стварыць грошы ці павялічыць іхнюю плыню да вас (хоць вы можаце, калі вам цікава, гуляць такім чынам).</text:p>
      <text:p text:style-name="P2"><text:span text:style-name="T1">Ваша крыніца грошаў не змяншаецца, калі вы іх траціце. Яна наадварот павялічваецца, калі <text:s/>дзейнічаць згодна з другой фазаю гульні (</text:span><text:span text:style-name="T2">наперадзе</text:span><text:span text:style-name="T1">). </text:span></text:p>
      <text:p text:style-name="P2">Адмысловы момант<text:span text:style-name="T1">. Дастатак проста існуе. Патрабуецца аднолькавая колькасць энергіі і намаганняў, каб стварыць любую з ілюзій у галаграме незалежна ад таго, як вы іх асуджваеце і апісваеце. </text:span></text:p>
      <text:p text:style-name="P2"/>
      <text:p text:style-name="P3">8</text:p>
      <text:p text:style-name="P2"/>
      <text:p text:style-name="P3">Па змаўчанні, да сёняшняга дня, калі вы такі ж, якім быў я і якімі з'яўляюцца большасць людзей, з якімі я размаўлял, вы факусуецесь на сваіх творах. Вы пераканалі сябе ў тым, што яны рэальны, вы надалі іх сілай, і ў выніку яны дейнічаюць, як быццам бы яны рэальныя і маюць гэтую сілу. Вы ніколі не разглядалі вашу Свядомасць як Творцу ўсяго, што вы адчуваеце, і вы ігнаравалі Стваральны Працэс.</text:p>
      <text:p text:style-name="P3"><text:line-break/>Каб вызваліцца з Грашовай Гульні, вы павінны ў першую чаргу ссунуць фокус вашае ўвагі з вашых Твораў да Стваральнага Працэсу і да сябе як да Творцы. Калі вы гэта зробіце, вы зможаце вярнуць сваю сілу і поўнасцю адкрыцца Бясконцаму Дастатку.</text:p>
      <text:p text:style-name="P2"/>
      <text:p text:style-name="P3">9</text:p>
      <text:p text:style-name="P3"/>
      <text:p text:style-name="P3">У другой фазе вы будзеце выкарыстоўваць чатыры інструмента. Вось яны:</text:p>
      <text:list xml:id="list1038966935" text:style-name="L3">
        <text:list-item>
          <text:p text:style-name="P8">Выказванне ўдзячнасці</text:p>
        </text:list-item>
        <text:list-item>
          <text:p text:style-name="P8">Працэс</text:p>
        </text:list-item>
        <text:list-item>
          <text:p text:style-name="P8">Міні-працэс</text:p>
        </text:list-item>
        <text:list-item>
          <text:p text:style-name="P8">Змяненне лексікона і ўнутранага дыялога</text:p>
        </text:list-item>
      </text:list>
      <text:p text:style-name="P4">Адмысловы момант</text:p>
      <text:p text:style-name="P5">Калі вы ствараеце і перажываеце ілюзію атрымання тавару ці паслугі, то ёсць тры аспекты, за якія трэба выказваць удзячнасць:</text:p>
      <text:list xml:id="list1405736526" text:style-name="L4">
        <text:list-item>
          <text:p text:style-name="P10">Сабе за тое, што вы такі цудоўны, што змаглі стварыць такую рэалістычную ілюзію;</text:p>
        </text:list-item>
        <text:list-item>
          <text:p text:style-name="P10">Ваш твор – ці то чалавек, месца ці рэч – за тое, што яны так надзвычай рэалістычна выглядаюць, за тое, як ідэальна яны напамагаюць вас гуляць у Чалавечую Гульню, і за тую выгоду, што вы атрымалі ад іх (задавальненне ежай, адзеннем, гонкай, уздым на гару, бакал шампанскага і г.д.)</text:p>
        </text:list-item>
        <text:list-item>
          <text:p text:style-name="P10">Стваральны працэс, які зрабіў мажлівым першае і другое.</text:p>
        </text:list-item>
      </text:list>
      <text:p text:style-name="P4">Адмысловы момант</text:p>
      <text:p text:style-name="P5">Сапраўднае прызначэнне грошаў – выказваць удзячнасць сабе за тое, які вы цудоўны Творца ўсяго, што вы перажываеце, і за хараство ўсіх вашых твораў.</text:p>
      <text:p text:style-name="P5"/>
      <text:p text:style-name="P5">Фактычна, калі вы прыглядзіцеся, у вас ёсць невычэрпная крыніца любві і кожны раз, калі вы яе выказваеце, ваша здольнасць выказваць – і атрымоўваць – любоў павялічваецца. Тое ж <text:s/>датычыцца ўдзячнасці і выказвання ўдзячнасці ў форме грошаў. У вас ёсць невычэрпная крыніца ўдзячнасці і кожны раз, калі вы яе выказваеце, ваша здольнасць выказваць – і атрымоўваць – удзячнасць таксама павялічваецца. Такім чынам, па меры таго, як вы будзеце выказваць удзячнасць значна болей, што атрымаецца ў выніку? Паток удзячнасці, які звяртаецца да вас у выглядзе грошаў, таксама будзе павялічвацца – і гэта менавіта тое, што адбываецца, калі вы пераходзіце ў другую фазу Чалавечае Гульні!</text:p>
      <text:p text:style-name="P5"/>
      <text:p text:style-name="P4">Адмысловы момант</text:p>
      <text:p text:style-name="P5">Ваша грашовая крыніца не памяньшаецца па меры таго, як вы іх траціце. На самой справе ён звяртаецца да вас і потым павялічваецца.</text:p>
      <text:p text:style-name="P4">Адмысловы момант</text:p>
      <text:p text:style-name="P5">Словы, якія вы сабе кажаце, каб выказаць удзячнасць, не маюць значэння. Значэнне маюць <text:soft-page-break/>пачуцці, якія вы ствараеце ўнутры сябе з дапамогаю словаў.</text:p>
      <text:p text:style-name="P5"/>
      <text:p text:style-name="P5">Трэба <text:tab/>ссунуць акцэнт з платы на выказванне ўдзячнасці.</text:p>
      <text:p text:style-name="P5"/>
      <text:p text:style-name="P4">Адмысловы момант</text:p>
      <text:p text:style-name="P5">Прымаць і выказваць удзячнасць таму, што ў вас ёсць, на самой справе магчыма і лёгка, нават калі вы жадаеце стварыць нешта іншае ў наступны раз.</text:p>
      <text:p text:style-name="P5"/>
      <text:p text:style-name="P5">10</text:p>
      <text:p text:style-name="P5"/>
      <text:p text:style-name="P5">Как Бесконечная Сущность вы имеете возможность щелкнуть пальцами и </text:p>
      <text:p text:style-name="P5">моментально получить всю вашу силу, мудрость и изобилие обратно. Тем не </text:p>
      <text:p text:style-name="P5">менее, вторая фаза Человеческой Игры была разработана не для этого. Она </text:p>
      <text:p text:style-name="P5">была разработана так, чтобы вы могли вернуть свою силу, мудрость и </text:p>
      <text:p text:style-name="P5">изобилие по одной частице за раз, чтобы вы могли смаковать каждую </text:p>
      <text:p text:style-name="P5">возвращающуюся частицу - и новые возможности, которые это создает для </text:p>
      <text:p text:style-name="P5">вас, - как вы смакуете хорошее вино, хорошую еду, интересную игру или </text:p>
      <text:p text:style-name="P5">рассказ. </text:p>
      <text:p text:style-name="P5">Понятно, что из-за того, что вы были сильно ограничены во время первой </text:p>
      <text:p text:style-name="P5">фазы Человеческой Игры и испытывали множество разочарований, вам </text:p>
      <text:p text:style-name="P5">захочется сразу же вернуть всю свою силу, мудрость и изобилие, особенно, </text:p>
      <text:p text:style-name="P5">когда вы попробуете на вкус то, что становится возможным во время второй </text:p>
      <text:p text:style-name="P5">фазы. Я хотел того же самого, когда впервые вступил во вторую фазу. </text:p>
      <text:p text:style-name="P5">Однако вы должны понимать, что это не происходит таким образом, как бы </text:p>
      <text:p text:style-name="P5">вы этого не хотели. </text:p>
      <text:p text:style-name="P5">-- </text:p>
      <text:p text:style-name="P5">Игроки хотят играть, потому что они любят игру. Как игрок второй фазы, вы </text:p>
      <text:p text:style-name="P5">не захотите вернуться домой тут же, как только вы в неё вошли (хотя </text:p>
      <text:p text:style-name="P5">некоторые из вас могут говорить, что они захотят). Вы будете играть, </text:p>
      <text:p text:style-name="P5">потому что Настоящий Вы любит Человеческую Игру. </text:p>
      <text:p text:style-name="P5">---</text:p>
      <text:p text:style-name="P5">Однако наибольшее количество энергии спрятано там, где вы чувствуете </text:p>
      <text:p text:style-name="P5">дискомфорт. </text:p>
      <text:p text:style-name="P5"/>
      <text:p text:style-name="P5">Как мы обсуждали во второй главе, с момента рождения вы прятали от себя </text:p>
      <text:p text:style-name="P5">свою огромную силу, мудрость и изобилие и убежали себя в том, что вы </text:p>
      <text:p text:style-name="P5">полная противоположность тому, кто вы есть на самом деле. Вы также </text:p>
      <text:p text:style-name="P5">убедили себя в том, что места, где вы всё это спрятали, настолько </text:p>
      <text:p text:style-name="P5">болезненны, опасны и смертельны, что их необходимо избегать любой </text:p>
      <text:p text:style-name="P5">ценой. Вы убедили себя, что если вы "пойдете туда", случится что-то </text:p>
      <text:p text:style-name="P5">ужасное - вы умрете, потеряете себя, потеряете супруга или детей, будете </text:p>
      <text:p text:style-name="P5">посрамлены и расстроены настолько, что не сможете с этим справиться и </text:p>
      <text:p text:style-name="P5">т.д. </text:p>
      <text:p text:style-name="P5"/>
      <text:p text:style-name="P5">Основная структура Процесса</text:p>
      <text:p text:style-name="P5">Когда вы испытываете любого рода дискомфорт:</text:p>
      <text:p text:style-name="P5">· Погрузитесь прямо в его центр.</text:p>
      <text:p text:style-name="P5">· Прочувствуйте этот дискомфорт полностью.</text:p>
      <text:p text:style-name="P5">· Когда он достигнет пика интенсивности, скажите Правду о нем.</text:p>
      <text:p text:style-name="P5">· Верните свою силу из него.</text:p>
      <text:p text:style-name="P5">· Откройтесь как можно больше настоящему себе.</text:p>
      <text:p text:style-name="P5">· Выразите признательность себе и своему творению.</text:p>
      <text:p text:style-name="P11">· Откройтесь как можно больше настоящему себе.</text:p>
      <text:p text:style-name="P5">Я Представитель Бога, создающего всё, что я испытываю.</text:p>
      <text:p text:style-name="P5"><text:soft-page-break/>Нет никакой силы снаружи, ни в ком и ни в чём.</text:p>
      <text:p text:style-name="P5">Я Бесконечное Изобилие, прямо здесь и сейчас.</text:p>
      <text:p text:style-name="P5">Бесконечная сила, могущая создать всё, что я хочу.</text:p>
      <text:p text:style-name="P5">Бесконечное знание и мудрость.</text:p>
      <text:p text:style-name="P5">Бесконечные ощущения радости и умиротворения.</text:p>
      <text:p text:style-name="P5">Бесконечное чувство безусловной любви и признательности за все</text:p>
      <text:p text:style-name="P5">свои творения. Бесконечный источник денег, признательность здесь и сейчас.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Times New Roman" svg:font-family="'Times New Roman'" style:font-adornments="Negret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be" fo:country="B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be" fo:country="BY"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va </meta:initial-creator>
    <meta:creation-date>2014-07-14T03:21:50</meta:creation-date>
    <meta:generator>OpenOffice.org/3.2$Unix OpenOffice.org_project/320m12$Build-9483</meta:generator>
    <dc:date>2016-05-05T20:05:21</dc:date>
    <meta:editing-duration>PT06H13M57S</meta:editing-duration>
    <meta:editing-cycles>27</meta:editing-cycles>
    <meta:document-statistic meta:table-count="0" meta:image-count="0" meta:object-count="0" meta:page-count="5" meta:paragraph-count="106" meta:word-count="2014" meta:character-count="12754"/>
  </office:meta>
</office:document-meta>
</file>